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17e" officeooo:paragraph-rsid="0002717e"/>
    </style:style>
    <style:style style:name="P2" style:family="paragraph" style:parent-style-name="Standard" style:list-style-name="L1">
      <style:text-properties officeooo:rsid="0002717e" officeooo:paragraph-rsid="0002717e"/>
    </style:style>
    <style:style style:name="P3" style:family="paragraph" style:parent-style-name="Standard" style:list-style-name="L1">
      <style:text-properties officeooo:rsid="0002717e" officeooo:paragraph-rsid="0003714d"/>
    </style:style>
    <style:style style:name="P4" style:family="paragraph" style:parent-style-name="Standard" style:list-style-name="L1">
      <style:text-properties officeooo:rsid="0002717e" officeooo:paragraph-rsid="0004a74c"/>
    </style:style>
    <style:style style:name="P5" style:family="paragraph" style:parent-style-name="Standard">
      <style:text-properties officeooo:rsid="0003714d" officeooo:paragraph-rsid="0003714d"/>
    </style:style>
    <style:style style:name="P6" style:family="paragraph" style:parent-style-name="Standard">
      <style:text-properties officeooo:rsid="0004a74c" officeooo:paragraph-rsid="0004a74c"/>
    </style:style>
    <style:style style:name="P7" style:family="paragraph" style:parent-style-name="Standard">
      <style:text-properties officeooo:rsid="0004a74c" officeooo:paragraph-rsid="0002717e"/>
    </style:style>
    <style:style style:name="P8" style:family="paragraph" style:parent-style-name="Standard" style:list-style-name="L2">
      <style:text-properties officeooo:paragraph-rsid="0004a74c"/>
    </style:style>
    <style:style style:name="P9" style:family="paragraph" style:parent-style-name="Standard" style:list-style-name="L3">
      <style:text-properties officeooo:rsid="0008011d" officeooo:paragraph-rsid="0008011d"/>
    </style:style>
    <style:style style:name="T1" style:family="text">
      <style:text-properties officeooo:rsid="0002717e"/>
    </style:style>
    <style:style style:name="T2" style:family="text">
      <style:text-properties officeooo:rsid="0003714d"/>
    </style:style>
    <style:style style:name="T3" style:family="text">
      <style:text-properties officeooo:rsid="0004a74c"/>
    </style:style>
    <style:style style:name="T4" style:family="text">
      <style:text-properties officeooo:rsid="0006753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cker- Admin <text:s/>Flow</text:p>
      <text:p text:style-name="P7"><text:tab/><text:tab/><text:tab/>Admin Sign-Up And Create Project </text:p>
      <text:p text:style-name="P7">1) Admin sign-up from terminal</text:p>
      <text:p text:style-name="P7">command to create Admin Account: python manage.py admincreation --name "nexii" --email "nexii.labs123@gmail.com" --designation "CEO" </text:p>
      <text:p text:style-name="P7"><text:s text:c="2"/>--phone_number "9234545426" <text:s/>--password "nexii"</text:p>
      <text:p text:style-name="P7">2) Directly Admin can Sign-In to Application </text:p>
      <text:p text:style-name="P7">3) Click on Create project button (+) <text:s/>to create project</text:p>
      <text:p text:style-name="P7">create project step by step All Mandatory Fields:</text:p>
      <text:p text:style-name="P7"><text:s text:c="3"/>a) Give New Project name</text:p>
      <text:p text:style-name="P7"><text:s text:c="3"/>b) Give version name</text:p>
      <text:p text:style-name="P7"><text:s text:c="3"/>c) Repository Url (Valid Url Only)</text:p>
      <text:p text:style-name="P7"><text:s text:c="3"/>d) Repository UserName</text:p>
      <text:p text:style-name="P7"><text:s text:c="3"/>e) Repository Password</text:p>
      <text:p text:style-name="P7"><text:s text:c="3"/>f) Repository Branch</text:p>
      <text:p text:style-name="P7"><text:s text:c="3"/>g) Postman Link (Valid Url Only)</text:p>
      <text:p text:style-name="P7"><text:s text:c="3"/>h) <text:s/>In Developers Section Admin can Add multiple members At once by giving <text:s/><text:tab/>Email &amp; Role</text:p>
      <text:p text:style-name="P7"><text:s text:c="3"/>i) Email Invitation Will Sent If User Will New to Application<text:tab/></text:p>
      <text:p text:style-name="P7"><text:s text:c="3"/>j) Select state of Project from Drop Down- (Status of Project)</text:p>
      <text:p text:style-name="P7"><text:s text:c="3"/>k) Enter Hosted Details if Exists by clicking Is hosted box</text:p>
      <text:p text:style-name="P7"><text:s text:c="5"/>Enter Hosted Username, <text:s/>Hosted Password, Hosted IP Address <text:s text:c="2"/></text:p>
      <text:p text:style-name="P7"><text:s text:c="8"/>Then click on Submit Button to Submit Details and Project with Version will create</text:p>
      <text:p text:style-name="P7"/>
      <text:p text:style-name="P7">4) ADD Version to Existing Project</text:p>
      <text:p text:style-name="P7"><text:s text:c="3"/>a) Give Existing Project name</text:p>
      <text:p text:style-name="P7"><text:s text:c="3"/>b) Give new version name</text:p>
      <text:p text:style-name="P7"><text:s text:c="3"/>c) Repository Url (Valid Url Only)</text:p>
      <text:p text:style-name="P7"><text:s text:c="3"/>d) Repository UserName</text:p>
      <text:p text:style-name="P7"><text:s text:c="3"/>e) Repository Password</text:p>
      <text:p text:style-name="P7"><text:s text:c="3"/>f) Repository Branch</text:p>
      <text:p text:style-name="P7"><text:s text:c="3"/>g) Postman Link (Valid Url Only)</text:p>
      <text:p text:style-name="P7"><text:s text:c="3"/>h) In Developers Section Admin can Add multiple members At once by giving <text:s/><text:tab/>Email &amp; Role </text:p>
      <text:p text:style-name="P7"><text:s text:c="3"/>i) Email Invitation Will Sent If User Will New to Application<text:tab/></text:p>
      <text:p text:style-name="P7"><text:s text:c="3"/>j) Select state of Project from Drop Down- (Status of Project)</text:p>
      <text:p text:style-name="P7"><text:s text:c="3"/>k) Enter Hosted Details if Exists by clicking Is hosted box</text:p>
      <text:p text:style-name="P7"><text:s text:c="5"/>Enter Hosted Username, <text:s/>Hosted Password, Hosted IP Address <text:s text:c="2"/></text:p>
      <text:p text:style-name="P7"><text:s text:c="8"/>Then click on Submit Button to Submit Details and Version will create</text:p>
      <text:p text:style-name="P7"/>
      <text:p text:style-name="P7"><text:tab/><text:tab/>Admin- Update Versions</text:p>
      <text:p text:style-name="P7"/>
      <text:p text:style-name="P7">5) Update Or Edit Version Details</text:p>
      <text:p text:style-name="P7"><text:s text:c="3"/>a) Project name (cannot update)</text:p>
      <text:p text:style-name="P7"><text:s text:c="3"/>b) Version name (cannot update)</text:p>
      <text:p text:style-name="P7"><text:s text:c="3"/>c) Repository Url (Valid Url Only)</text:p>
      <text:p text:style-name="P7"><text:s text:c="3"/>d) Repository UserName</text:p>
      <text:p text:style-name="P7"><text:s text:c="3"/>e) Repository Password</text:p>
      <text:p text:style-name="P7"><text:s text:c="3"/>f) Repository Branch</text:p>
      <text:p text:style-name="P7"><text:s text:c="3"/>g) Postman Link (Valid Url Only)</text:p>
      <text:p text:style-name="P7"><text:s text:c="3"/>h) Hosted Username </text:p>
      <text:p text:style-name="P7"><text:s text:c="3"/>i) Hosted Password</text:p>
      <text:p text:style-name="P7"><text:soft-page-break/><text:s text:c="3"/>j) Hosted IP and click on submit Button to submit details</text:p>
      <text:p text:style-name="P7"><text:s text:c="3"/>k) Can add developer to Version</text:p>
      <text:p text:style-name="P7"><text:s text:c="3"/>l) Admin, Team Lead, Project Manager Only has Authorization to Change Developer role in versions</text:p>
      <text:p text:style-name="P7"/>
      <text:p text:style-name="P7"><text:tab/><text:tab/>Admin- Delete versions and members </text:p>
      <text:p text:style-name="P7">6)</text:p>
      <text:p text:style-name="P7"><text:s text:c="3"/>a) Admin can delete any version of a Project</text:p>
      <text:p text:style-name="P7"><text:s text:c="3"/>b) Admin Can Delete members in version<text:tab/></text:p>
      <text:p text:style-name="P7"/>
      <text:p text:style-name="P7">7) Can copy Postman Link to Clip Board By clicking copy button</text:p>
      <text:p text:style-name="P7"/>
      <text:p text:style-name="P7"/>
      <text:p text:style-name="P7"><text:tab/><text:tab/>Admin Can Only Access UserManagement </text:p>
      <text:p text:style-name="P7"/>
      <text:p text:style-name="P7">8) Admin Can view Details of members and their project with versions </text:p>
      <text:p text:style-name="P7"/>
      <text:p text:style-name="P7">------------------------------------------------------------------------------------------------------------------------------------------------------<text:tab/></text:p>
      <text:p text:style-name="P7"/>
      <text:p text:style-name="P7"><text:tab/><text:tab/><text:tab/>User- sign-up </text:p>
      <text:p text:style-name="P7"/>
      <text:p text:style-name="P7">9)sign-up by clicking sign-up button </text:p>
      <text:p text:style-name="P7"><text:s text:c="3"/>a) Enter Email- where Invitation link will sent</text:p>
      <text:p text:style-name="P7"><text:s text:c="3"/>b) Enter User Name </text:p>
      <text:p text:style-name="P7"><text:s text:c="3"/>c) Enter Designation</text:p>
      <text:p text:style-name="P7"><text:s text:c="3"/>d) Enter Phone Number</text:p>
      <text:p text:style-name="P7"><text:s text:c="3"/>e) submit to create account</text:p>
      <text:p text:style-name="P7"/>
      <text:p text:style-name="P7">10) User account activation by clicking link to sign-up</text:p>
      <text:p text:style-name="P7"><text:s text:c="3"/>a) Enter and Confirm Password and submit details to create account and login</text:p>
      <text:p text:style-name="P7"><text:s text:c="3"/></text:p>
      <text:p text:style-name="P7"><text:s/><text:tab/><text:tab/><text:tab/>User- create project</text:p>
      <text:p text:style-name="P7"/>
      <text:p text:style-name="P7">11) User Click on Create project button (+) <text:s/>to create project</text:p>
      <text:p text:style-name="P7"><text:s text:c="4"/>create project step by step All Mandatory Fields:</text:p>
      <text:p text:style-name="P7"><text:tab/>a) Give New Project name</text:p>
      <text:p text:style-name="P7"><text:tab/>b) Give version name</text:p>
      <text:p text:style-name="P7"><text:tab/>c) Repository Url (Valid Url Only)</text:p>
      <text:p text:style-name="P7"><text:tab/>d) Repository UserName</text:p>
      <text:p text:style-name="P7"><text:tab/>e) Repository Password</text:p>
      <text:p text:style-name="P7"><text:tab/>f) Repository Branch</text:p>
      <text:p text:style-name="P7"><text:tab/>g) Postman Link (Valid Url Only)</text:p>
      <text:p text:style-name="P7"><text:tab/>h) Give Your Role for that <text:s/>version</text:p>
      <text:p text:style-name="P7"><text:tab/>i) Select state of Project from Drop Down- (Status of Project)</text:p>
      <text:p text:style-name="P7"><text:tab/>j) Enter Hosted Details if Exists by clicking Is hosted box</text:p>
      <text:p text:style-name="P7"><text:tab/> <text:s text:c="2"/>Enter Hosted Username, <text:s/>Hosted Password, Hosted IP Address <text:s text:c="2"/></text:p>
      <text:p text:style-name="P7"><text:tab/> <text:s text:c="2"/>Then click on Submit Button to Submit Details and Project with version will create</text:p>
      <text:p text:style-name="P7"/>
      <text:p text:style-name="P7">12) ADD Version to Existing Project</text:p>
      <text:p text:style-name="P7"><text:s text:c="3"/>a) Give Existing Project name</text:p>
      <text:p text:style-name="P7"><text:s text:c="3"/>b) Give new version name</text:p>
      <text:p text:style-name="P7"><text:soft-page-break/><text:s text:c="3"/>c) Repository Url (Valid Url Only)</text:p>
      <text:p text:style-name="P7"><text:s text:c="3"/>d) Repository UserName</text:p>
      <text:p text:style-name="P7"><text:s text:c="3"/>e) Repository Password</text:p>
      <text:p text:style-name="P7"><text:s text:c="3"/>f) Repository Branch</text:p>
      <text:p text:style-name="P7"><text:s text:c="3"/>g) Postman Link (Valid Url Only)</text:p>
      <text:p text:style-name="P7"><text:s text:c="3"/>h) Give Your Role for that <text:s/>version</text:p>
      <text:p text:style-name="P7"><text:s text:c="3"/>j) Select state of Project from Drop Down- (Status of Project)</text:p>
      <text:p text:style-name="P7"><text:s text:c="3"/>k) Enter Hosted Details if Exists by clicking Is hosted box</text:p>
      <text:p text:style-name="P7"><text:s text:c="5"/>Enter Hosted Username, <text:s/>Hosted Password, Hosted IP Address <text:s text:c="2"/></text:p>
      <text:p text:style-name="P7"><text:s text:c="8"/>Then click on Submit Button to Submit Details and Version will create</text:p>
      <text:p text:style-name="P7"/>
      <text:p text:style-name="P7"><text:s/><text:tab/><text:tab/>User- Update Versions</text:p>
      <text:p text:style-name="P7"/>
      <text:p text:style-name="P7">13) Update Or Edit Version Details</text:p>
      <text:p text:style-name="P7"><text:s text:c="3"/>a) Project name (cannot update)</text:p>
      <text:p text:style-name="P7"><text:s text:c="3"/>b) Version name (cannot update)</text:p>
      <text:p text:style-name="P7"><text:s text:c="3"/>c) Repository Url (Valid Url Only)</text:p>
      <text:p text:style-name="P7"><text:s text:c="3"/>d) Repository UserName</text:p>
      <text:p text:style-name="P7"><text:s text:c="3"/>e) Repository Password</text:p>
      <text:p text:style-name="P7"><text:s text:c="3"/>f) Repository Branch</text:p>
      <text:p text:style-name="P7"><text:s text:c="3"/>g) Postman Link (Valid Url Only)</text:p>
      <text:p text:style-name="P7"><text:s text:c="3"/>h) Hosted Username </text:p>
      <text:p text:style-name="P7"><text:s text:c="3"/>i) Hosted Password</text:p>
      <text:p text:style-name="P7"><text:s text:c="3"/>j) Hosted IP and click on submit Button to submit details</text:p>
      <text:p text:style-name="P7"><text:s text:c="3"/>k) Can add developer to Version</text:p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17:33.900602918</meta:creation-date>
    <dc:date>2019-09-07T16:14:32.892993262</dc:date>
    <meta:editing-duration>PT24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703" meta:character-count="4600" meta:non-whitespace-character-count="3690"/>
  </office:meta>
</office:document-meta>
</file>